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HAK LEE JHONTHAN PUENTE VILLANU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HAK LEE JHONTHAN PUENTE VILLANU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991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RCOS ZAPA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4:12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